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">
      <style:graphic-properties svg:stroke-width="0.106cm" draw:marker-start-width="0.358cm" draw:marker-end-width="0.358cm" draw:fill-color="#ffffff" draw:opacity="0%" draw:opacity-name="" draw:textarea-horizontal-align="justify" draw:textarea-vertical-align="middle" draw:auto-grow-height="false" fo:min-height="18.188cm" fo:min-width="10.191cm" fo:padding-top="0.177cm" fo:padding-bottom="0.177cm" fo:padding-left="0.302cm" fo:padding-right="0.302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svg:stroke-width="0.106cm" draw:marker-start-width="0.358cm" draw:marker-end-width="0.358cm" draw:opacity="0%" draw:textarea-horizontal-align="justify" draw:textarea-vertical-align="middle" draw:auto-grow-height="false" fo:min-height="8.474cm" fo:min-width="3.976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0.813cm" fo:min-width="0.832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0.407cm"/>
    </style:style>
    <style:style style:name="gr7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878cm" fo:min-width="2.808cm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3.327cm" fo:min-width="2.808cm" fo:padding-top="0.178cm" fo:padding-bottom="0.178cm" fo:padding-left="0.303cm" fo:padding-right="0.303cm"/>
    </style:style>
    <style:style style:name="gr10" style:family="graphic" style:parent-style-name="objectwithoutfill">
      <style:graphic-properties draw:stroke="dash" draw:stroke-dash="Fine_20_Dashed"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609cm" fo:min-width="1.999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698cm" fo:min-width="2.268cm" fo:padding-top="0.178cm" fo:padding-bottom="0.178cm" fo:padding-left="0.303cm" fo:padding-right="0.303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00" draw:textarea-horizontal-align="justify" draw:textarea-vertical-align="middle" draw:auto-grow-height="false" fo:min-height="1.961cm" fo:min-width="1.711cm" fo:padding-top="0.142cm" fo:padding-bottom="0.142cm" fo:padding-left="0.267cm" fo:padding-right="0.267cm" draw:shadow="hidden"/>
    </style:style>
    <style:style style:name="gr14" style:family="graphic" style:parent-style-name="standard">
      <style:graphic-properties draw:stroke="none" svg:stroke-color="#000000" draw:fill="none" draw:fill-color="#ffffff" fo:min-height="0.893cm"/>
    </style:style>
    <style:style style:name="gr15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3.147cm" fo:min-width="2.897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069cm" fo:min-width="1.908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889cm" fo:min-width="1.908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98cm" fo:min-width="1.819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518cm" fo:min-width="2.268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fo:min-height="0.766cm"/>
    </style:style>
    <style:style style:name="gr21" style:family="graphic" style:parent-style-name="standard">
      <style:graphic-properties draw:stroke="solid" svg:stroke-width="0.106cm" draw:marker-start-width="0.359cm" draw:marker-end-width="0.359cm" draw:opacity="0%" draw:textarea-horizontal-align="justify" draw:textarea-vertical-align="middle" draw:auto-grow-height="false" fo:min-height="1.427cm" fo:min-width="1.258cm" fo:padding-top="0.178cm" fo:padding-bottom="0.178cm" fo:padding-left="0.303cm" fo:padding-right="0.303cm"/>
    </style:style>
    <style:style style:name="gr22" style:family="graphic" style:parent-style-name="standard">
      <style:graphic-properties draw:stroke="solid" svg:stroke-width="0.106cm" draw:marker-start-width="0.359cm" draw:marker-end-width="0.359cm" draw:opacity="0%" draw:textarea-horizontal-align="justify" draw:textarea-vertical-align="middle" draw:auto-grow-height="false" fo:min-height="1.481cm" fo:min-width="1.391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8cm" fo:min-width="1.55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62cm" fo:min-width="1.55cm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fo:min-height="2.134cm"/>
    </style:style>
    <style:style style:name="gr26" style:family="graphic" style:parent-style-name="standard">
      <style:graphic-properties draw:stroke="solid" svg:stroke-width="0.106cm" draw:marker-start-width="0.359cm" draw:marker-end-width="0.359cm" draw:opacity="0%" draw:textarea-horizontal-align="justify" draw:textarea-vertical-align="middle" draw:auto-grow-height="false" fo:min-height="1.321cm" fo:min-width="1.152cm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711cm" fo:min-width="1.55cm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3.058cm" fo:min-width="2.808cm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339cm" fo:min-width="2.258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429cm" fo:min-width="2.436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621cm" fo:min-width="1.19cm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249cm" fo:min-width="2.016cm" fo:padding-top="0.178cm" fo:padding-bottom="0.178cm" fo:padding-left="0.303cm" fo:padding-right="0.303cm"/>
    </style:style>
    <style:style style:name="gr34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609cm" fo:min-width="2.436cm" fo:padding-top="0.178cm" fo:padding-bottom="0.178cm" fo:padding-left="0.303cm" fo:padding-right="0.30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5cm" svg:height="4.517cm" svg:x="-0.016cm" svg:y="0.238cm">
          <draw:text-box>
            <text:p><text:span text:style-name="T1">BAC Calculator</text:span></text:p>
            <text:p>Mitch Edison</text:p>
            <text:p>Drew Mares</text:p>
            <text:p/>
            <text:p/>
            <text:p/>
          </draw:text-box>
        </draw:frame>
        <draw:custom-shape draw:style-name="gr2" draw:text-style-name="P2" draw:layer="layout" svg:width="10.795cm" svg:height="18.542cm" svg:x="4.429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001cm" svg:x="12.43cm" svg:y="5.6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46cm" svg:height="9.534cm" draw:transform="rotate (-0.0043633231299858) translate (16.367cm 6.08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5" draw:text-style-name="P4" draw:layer="layout" svg:width="2.032cm" svg:height="1.651cm" svg:x="16.875cm" svg:y="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" draw:layer="layout" svg:width="2.921cm" svg:height="0.839cm" svg:x="16.875cm" svg:y="7.096cm">
            <draw:text-box>
              <text:p><text:span text:style-name="T2">Iphone</text:span></text:p>
            </draw:text-box>
          </draw:frame>
        </draw:g>
        <draw:custom-shape draw:style-name="gr7" draw:text-style-name="P4" draw:layer="layout" svg:width="4.826cm" svg:height="4.572cm" svg:x="4.937cm" svg:y="5.064cm">
          <text:p text:style-name="P3">Enter number</text:p>
          <text:p text:style-name="P3">Of</text:p>
          <text:p text:style-name="P3">Drin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2.905cm" svg:y1="8.112cm" svg:x2="5.445cm" svg:y2="7.858cm">
          <text:p/>
        </draw:line>
        <draw:custom-shape draw:style-name="gr9" draw:text-style-name="P4" draw:layer="layout" svg:width="4.826cm" svg:height="5.207cm" svg:x="4.937cm" svg:y="9.89cm">
          <text:p text:style-name="P3">Enter User</text:p>
          <text:p text:style-name="P3">Data</text:p>
          <text:p text:style-name="P3">(Height, Weight</text:p>
          <text:p text:style-name="P3">Age, Gender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5" draw:layer="layout" svg:x1="2.778cm" svg:y1="9.128cm" svg:x2="5.699cm" svg:y2="11.414cm">
          <text:p/>
        </draw:line>
        <draw:line draw:style-name="gr10" draw:text-style-name="P5" draw:layer="layout" svg:x1="2.524cm" svg:y1="9.509cm" svg:x2="5.699cm" svg:y2="17.129cm">
          <text:p/>
        </draw:line>
        <draw:line draw:style-name="gr8" draw:text-style-name="P5" draw:layer="layout" svg:x1="2.752cm" svg:y1="9.102cm" svg:x2="5.673cm" svg:y2="11.388cm">
          <text:p/>
        </draw:line>
        <draw:custom-shape draw:style-name="gr11" draw:text-style-name="P4" draw:layer="layout" svg:width="3.683cm" svg:height="4.191cm" svg:x="5.572cm" svg:y="15.732cm">
          <text:p text:style-name="P3">Enter Foo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4" draw:layer="layout" svg:width="4.064cm" svg:height="4.318cm" svg:x="11.033cm" svg:y="5.953cm">
          <text:p text:style-name="P3">Calculate B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9.255cm" svg:y1="7.477cm" svg:x2="11.033cm" svg:y2="7.604cm">
          <text:p/>
        </draw:line>
        <draw:line draw:style-name="gr8" draw:text-style-name="P5" draw:layer="layout" svg:x1="8.874cm" svg:y1="11.16cm" svg:x2="11.287cm" svg:y2="9.382cm">
          <text:p/>
        </draw:line>
        <draw:line draw:style-name="gr10" draw:text-style-name="P5" draw:layer="layout" svg:x1="8.747cm" svg:y1="16.113cm" svg:x2="11.922cm" svg:y2="10.144cm">
          <text:p/>
        </draw:line>
        <draw:g>
          <draw:path draw:style-name="gr13" draw:text-style-name="P6" draw:layer="layout" svg:width="3.175cm" svg:height="3.883cm" svg:x="0.109cm" svg:y="6.713cm" svg:viewBox="0 0 3176 3884" svg:d="M1588 0c292 0 541 67 794 213s435 328 581 581 213 502 213 794-67 541-213 794-328 435-581 581-502 213-794 213-541-67-794-213-435-328-581-581-213-502-213-794 67-541 213-794 328-435 581-581 502-213 794-213zM1073 829c27 0 50 11 74 37 23 25 40 56 53 100 14 44 20 87 20 137s-6 93-20 137c-13 44-30 75-53 100-24 26-47 37-74 37s-50-11-73-37c-24-25-41-56-54-100-14-44-20-87-20-137s6-93 20-137c13-44 30-75 54-100 23-26 46-37 73-37zM2100 829c27 0 50 11 74 37 23 25 40 56 53 100 14 44 20 87 20 137s-6 93-20 137c-13 44-30 75-53 100-24 26-47 37-74 37s-50-11-73-37c-24-25-41-56-54-100-14-44-20-87-20-137s6-93 20-137c13-44 30-75 54-100 23-26 46-37 73-37zM717 2134c560 590 1183 590 1743 0zM1114 3884c-36 0-67-6-94-19s-47-32-62-57-22-54-22-89v-278h59v273c0 40 10 70 31 91 20 21 49 31 87 31 40 0 70-11 92-32s33-53 33-94v-269h59v273c0 35-8 66-23 91-15 26-36 45-63 59-28 13-60 20-97 20zM1639 3785c0 32-12 56-36 73-24 18-58 26-101 26-41 0-74-7-96-20-23-14-38-36-44-65l49-9c5 18 15 31 29 39 15 9 36 13 62 13 29 0 49-5 63-13 13-9 19-22 19-39 0-14-4-24-13-33-9-8-24-15-44-20l-40-11c-32-8-55-16-69-24-13-8-24-18-32-29-7-11-11-25-11-42 0-30 11-54 33-70s53-24 95-24c37 0 66 7 88 20s36 34 42 62l-51 7c-3-15-11-27-25-35-13-8-31-12-54-12-25 0-44 4-56 12s-18 19-18 35c0 9 3 17 8 23s12 12 22 16c9 4 30 10 61 18 30 7 51 14 64 21 13 6 23 13 31 21 7 7 13 16 17 26s7 21 7 34zM1748 3722c0 38 8 68 23 89 16 21 40 31 70 31 24 0 44-5 58-14 15-10 25-22 30-37l49 14c-20 53-66 79-137 79-49 0-87-15-113-44-26-30-39-74-39-132 0-55 13-98 39-127 26-30 63-45 111-45 99 0 148 60 148 179v7zM1929 3679c-3-35-12-61-27-77s-36-24-64-24c-27 0-48 9-64 27s-25 43-26 74zM2057 3878v-257c0-24-1-50-2-78h53c2 38 2 60 2 68h2c8-29 19-48 30-59 12-10 28-16 49-16 8 0 15 1 23 3v52c-8-2-17-4-30-4-23 0-41 10-53 30s-18 49-18 86v175z">
            <text:p/>
          </draw:path>
          <draw:frame draw:style-name="gr14" draw:text-style-name="P1" draw:layer="layout" svg:width="3.429cm" svg:height="1.143cm" svg:x="0.111cm" svg:y="5.699cm">
            <draw:text-box>
              <text:p>First Time</text:p>
            </draw:text-box>
          </draw:frame>
        </draw:g>
        <draw:line draw:style-name="gr8" draw:text-style-name="P5" draw:layer="layout" svg:x1="12.938cm" svg:y1="9.89cm" svg:x2="12.684cm" svg:y2="12.938cm">
          <text:p/>
        </draw:line>
        <draw:custom-shape draw:style-name="gr15" draw:text-style-name="P4" draw:layer="layout" svg:width="4.953cm" svg:height="4.953cm" svg:x="10.125cm" svg:y="13.065cm">
          <text:p text:style-name="P3">Return Results </text:p>
          <text:p text:style-name="P3">and/or</text:p>
          <text:p text:style-name="P3">Prompt ri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path draw:style-name="gr13" draw:text-style-name="P6" draw:layer="layout" svg:width="3.175cm" svg:height="3.883cm" svg:x="0.11cm" svg:y="6.588cm" svg:viewBox="0 0 3176 3884" svg:d="M1588 0c292 0 541 67 794 213s435 328 581 581 213 502 213 794-67 541-213 794-328 435-581 581-502 213-794 213-541-67-794-213-435-328-581-581-213-502-213-794 67-541 213-794 328-435 581-581 502-213 794-213zM1073 829c27 0 50 11 74 37 23 25 40 56 53 100 14 44 20 87 20 137s-6 93-20 137c-13 44-30 75-53 100-24 26-47 37-74 37s-50-11-73-37c-24-25-41-56-54-100-14-44-20-87-20-137s6-93 20-137c13-44 30-75 54-100 23-26 46-37 73-37zM2100 829c27 0 50 11 74 37 23 25 40 56 53 100 14 44 20 87 20 137s-6 93-20 137c-13 44-30 75-53 100-24 26-47 37-74 37s-50-11-73-37c-24-25-41-56-54-100-14-44-20-87-20-137s6-93 20-137c13-44 30-75 54-100 23-26 46-37 73-37zM717 2134c560 590 1183 590 1743 0zM1114 3884c-36 0-67-6-94-19s-47-32-62-57-22-54-22-89v-278h59v273c0 40 10 70 31 91 20 21 49 31 87 31 40 0 70-11 92-32s33-53 33-94v-269h59v273c0 35-8 66-23 91-15 26-36 45-63 59-28 13-60 20-97 20zM1639 3785c0 32-12 56-36 73-24 18-58 26-101 26-41 0-74-7-96-20-23-14-38-36-44-65l49-9c5 18 15 31 29 39 15 9 36 13 62 13 29 0 49-5 63-13 13-9 19-22 19-39 0-14-4-24-13-33-9-8-24-15-44-20l-40-11c-32-8-55-16-69-24-13-8-24-18-32-29-7-11-11-25-11-42 0-30 11-54 33-70s53-24 95-24c37 0 66 7 88 20s36 34 42 62l-51 7c-3-15-11-27-25-35-13-8-31-12-54-12-25 0-44 4-56 12s-18 19-18 35c0 9 3 17 8 23s12 12 22 16c9 4 30 10 61 18 30 7 51 14 64 21 13 6 23 13 31 21 7 7 13 16 17 26s7 21 7 34zM1748 3722c0 38 8 68 23 89 16 21 40 31 70 31 24 0 44-5 58-14 15-10 25-22 30-37l49 14c-20 53-66 79-137 79-49 0-87-15-113-44-26-30-39-74-39-132 0-55 13-98 39-127 26-30 63-45 111-45 99 0 148 60 148 179v7zM1929 3679c-3-35-12-61-27-77s-36-24-64-24c-27 0-48 9-64 27s-25 43-26 74zM2057 3878v-257c0-24-1-50-2-78h53c2 38 2 60 2 68h2c8-29 19-48 30-59 12-10 28-16 49-16 8 0 15 1 23 3v52c-8-2-17-4-30-4-23 0-41 10-53 30s-18 49-18 86v175z">
          <text:p/>
        </draw:path>
        <draw:custom-shape draw:style-name="gr2" draw:text-style-name="P2" draw:layer="layout" svg:width="10.795cm" svg:height="18.542cm" svg:x="4.427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001cm" svg:x="12.428cm" svg:y="5.6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46cm" svg:height="9.534cm" draw:transform="rotate (-0.0043633231299858) translate (16.365cm 6.08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5" draw:text-style-name="P4" draw:layer="layout" svg:width="2.032cm" svg:height="1.651cm" svg:x="16.873cm" svg:y="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" draw:layer="layout" svg:width="2.921cm" svg:height="0.839cm" svg:x="16.873cm" svg:y="7.096cm">
            <draw:text-box>
              <text:p><text:span text:style-name="T2">Iphone</text:span></text:p>
            </draw:text-box>
          </draw:frame>
        </draw:g>
        <draw:custom-shape draw:style-name="gr16" draw:text-style-name="P4" draw:layer="layout" svg:width="3.554cm" svg:height="3.429cm" svg:x="5.572cm" svg:y="4.81cm">
          <text:p text:style-name="P3">Enter </text:p>
          <text:p text:style-name="P3">Drin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3.032cm" svg:y1="8.112cm" svg:x2="5.318cm" svg:y2="6.969cm">
          <text:p/>
        </draw:line>
        <draw:custom-shape draw:style-name="gr17" draw:text-style-name="P4" draw:layer="layout" svg:width="3.554cm" svg:height="3.175cm" svg:x="9.763cm" svg:y="4.048cm">
          <text:p text:style-name="P3">Use stored</text:p>
          <text:p text:style-name="P3">Dat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4" draw:layer="layout" svg:width="3.429cm" svg:height="3.302cm" svg:x="5.445cm" svg:y="8.62cm">
          <text:p text:style-name="P3">Enter Foo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4" draw:layer="layout" svg:width="4.064cm" svg:height="4.064cm" svg:x="10.906cm" svg:y="7.477cm">
          <text:p text:style-name="P3">Calculate B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9.255cm" svg:y1="7.223cm" svg:x2="10.906cm" svg:y2="8.493cm">
          <text:p/>
        </draw:line>
        <draw:line draw:style-name="gr8" draw:text-style-name="P5" draw:layer="layout" svg:x1="11.541cm" svg:y1="6.588cm" svg:x2="12.049cm" svg:y2="7.858cm">
          <text:p/>
        </draw:line>
        <draw:line draw:style-name="gr10" draw:text-style-name="P5" draw:layer="layout" svg:x1="9.128cm" svg:y1="10.144cm" svg:x2="10.779cm" svg:y2="10.017cm">
          <text:p/>
        </draw:line>
        <draw:line draw:style-name="gr8" draw:text-style-name="P5" draw:layer="layout" svg:x1="12.938cm" svg:y1="11.668cm" svg:x2="12.684cm" svg:y2="12.811cm">
          <text:p/>
        </draw:line>
        <draw:custom-shape draw:style-name="gr15" draw:text-style-name="P4" draw:layer="layout" svg:width="4.953cm" svg:height="4.953cm" svg:x="9.763cm" svg:y="12.811cm">
          <text:p text:style-name="P3">Return Results </text:p>
          <text:p text:style-name="P3">and/or</text:p>
          <text:p text:style-name="P3">Prompt ri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2.921cm" svg:height="1.673cm" svg:x="0.292cm" svg:y="4.937cm">
          <draw:text-box>
            <text:p text:style-name="P3">Return single</text:p>
          </draw:text-box>
        </draw:frame>
        <draw:line draw:style-name="gr10" draw:text-style-name="P5" draw:layer="layout" svg:x1="2.651cm" svg:y1="9.382cm" svg:x2="5.318cm" svg:y2="10.017cm">
          <text:p/>
        </draw:line>
        <draw:custom-shape draw:style-name="gr21" draw:text-style-name="P4" draw:layer="layout" svg:width="2.794cm" svg:height="2.667cm" svg:x="18.399cm" svg:y="8.747cm">
          <text:p text:style-name="P3"><text:span text:style-name="T2">Locatio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8" draw:text-style-name="P5" draw:layer="layout" svg:x1="14.843cm" svg:y1="14.716cm" svg:x2="18.018cm" svg:y2="13.319cm">
          <text:p/>
        </draw:line>
        <draw:line draw:style-name="gr8" draw:text-style-name="P5" draw:layer="layout" svg:x1="18.526cm" svg:y1="10.652cm" svg:x2="13.954cm" svg:y2="13.319cm">
          <text:p/>
        </draw:line>
        <draw:custom-shape draw:style-name="gr22" draw:text-style-name="P4" draw:layer="layout" svg:width="3.175cm" svg:height="2.921cm" svg:x="18.091cm" svg:y="11.668cm">
          <text:p text:style-name="P3"><text:span text:style-name="T2">Ride</text:span></text:p>
          <text:p text:style-name="P3"><text:span text:style-name="T2">Services</text:span></text:p>
          <text:p text:style-name="P3"><text:span text:style-name="T2">(ex. Lyft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3" draw:text-style-name="P4" draw:layer="layout" svg:width="3.048cm" svg:height="3.048cm" svg:x="5.699cm" svg:y="12.176cm">
          <text:p text:style-name="P3">Favorite</text:p>
          <text:p text:style-name="P3">Drin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2.524cm" svg:y1="9.89cm" svg:x2="5.572cm" svg:y2="12.684cm">
          <text:p/>
        </draw:line>
        <draw:line draw:style-name="gr8" draw:text-style-name="P5" draw:layer="layout" svg:x1="8.874cm" svg:y1="12.811cm" svg:x2="11.287cm" svg:y2="11.16cm">
          <text:p/>
        </draw:line>
      </draw:page>
      <draw:page draw:name="page3" draw:style-name="dp1" draw:master-page-name="Default">
        <draw:path draw:style-name="gr13" draw:text-style-name="P6" draw:layer="layout" svg:width="3.175cm" svg:height="3.883cm" svg:x="0.11cm" svg:y="6.588cm" svg:viewBox="0 0 3176 3884" svg:d="M1588 0c292 0 541 67 794 213s435 328 581 581 213 502 213 794-67 541-213 794-328 435-581 581-502 213-794 213-541-67-794-213-435-328-581-581-213-502-213-794 67-541 213-794 328-435 581-581 502-213 794-213zM1073 829c27 0 50 11 74 37 23 25 40 56 53 100 14 44 20 87 20 137s-6 93-20 137c-13 44-30 75-53 100-24 26-47 37-74 37s-50-11-73-37c-24-25-41-56-54-100-14-44-20-87-20-137s6-93 20-137c13-44 30-75 54-100 23-26 46-37 73-37zM2100 829c27 0 50 11 74 37 23 25 40 56 53 100 14 44 20 87 20 137s-6 93-20 137c-13 44-30 75-53 100-24 26-47 37-74 37s-50-11-73-37c-24-25-41-56-54-100-14-44-20-87-20-137s6-93 20-137c13-44 30-75 54-100 23-26 46-37 73-37zM717 2134c560 590 1183 590 1743 0zM1114 3884c-36 0-67-6-94-19s-47-32-62-57-22-54-22-89v-278h59v273c0 40 10 70 31 91 20 21 49 31 87 31 40 0 70-11 92-32s33-53 33-94v-269h59v273c0 35-8 66-23 91-15 26-36 45-63 59-28 13-60 20-97 20zM1639 3785c0 32-12 56-36 73-24 18-58 26-101 26-41 0-74-7-96-20-23-14-38-36-44-65l49-9c5 18 15 31 29 39 15 9 36 13 62 13 29 0 49-5 63-13 13-9 19-22 19-39 0-14-4-24-13-33-9-8-24-15-44-20l-40-11c-32-8-55-16-69-24-13-8-24-18-32-29-7-11-11-25-11-42 0-30 11-54 33-70s53-24 95-24c37 0 66 7 88 20s36 34 42 62l-51 7c-3-15-11-27-25-35-13-8-31-12-54-12-25 0-44 4-56 12s-18 19-18 35c0 9 3 17 8 23s12 12 22 16c9 4 30 10 61 18 30 7 51 14 64 21 13 6 23 13 31 21 7 7 13 16 17 26s7 21 7 34zM1748 3722c0 38 8 68 23 89 16 21 40 31 70 31 24 0 44-5 58-14 15-10 25-22 30-37l49 14c-20 53-66 79-137 79-49 0-87-15-113-44-26-30-39-74-39-132 0-55 13-98 39-127 26-30 63-45 111-45 99 0 148 60 148 179v7zM1929 3679c-3-35-12-61-27-77s-36-24-64-24c-27 0-48 9-64 27s-25 43-26 74zM2057 3878v-257c0-24-1-50-2-78h53c2 38 2 60 2 68h2c8-29 19-48 30-59 12-10 28-16 49-16 8 0 15 1 23 3v52c-8-2-17-4-30-4-23 0-41 10-53 30s-18 49-18 86v175z">
          <text:p/>
        </draw:path>
        <draw:custom-shape draw:style-name="gr2" draw:text-style-name="P2" draw:layer="layout" svg:width="10.795cm" svg:height="18.542cm" svg:x="4.427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001cm" svg:x="12.428cm" svg:y="5.6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46cm" svg:height="9.534cm" draw:transform="rotate (-0.0043633231299858) translate (16.365cm 6.08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5" draw:text-style-name="P4" draw:layer="layout" svg:width="2.032cm" svg:height="1.651cm" svg:x="16.873cm" svg:y="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" draw:layer="layout" svg:width="2.921cm" svg:height="0.839cm" svg:x="16.873cm" svg:y="7.096cm">
            <draw:text-box>
              <text:p><text:span text:style-name="T2">Iphone</text:span></text:p>
            </draw:text-box>
          </draw:frame>
        </draw:g>
        <draw:custom-shape draw:style-name="gr16" draw:text-style-name="P4" draw:layer="layout" svg:width="3.554cm" svg:height="3.429cm" svg:x="5.572cm" svg:y="4.81cm">
          <text:p text:style-name="P3">Enter </text:p>
          <text:p text:style-name="P3">Drin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2.651cm" svg:y1="9.763cm" svg:x2="5.699cm" svg:y2="16.367cm">
          <text:p/>
        </draw:line>
        <draw:custom-shape draw:style-name="gr17" draw:text-style-name="P4" draw:layer="layout" svg:width="3.554cm" svg:height="3.175cm" svg:x="9.763cm" svg:y="4.048cm">
          <text:p text:style-name="P3">Use stored</text:p>
          <text:p text:style-name="P3">Dat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4" draw:layer="layout" svg:width="3.048cm" svg:height="2.794cm" svg:x="6.715cm" svg:y="9.001cm">
          <text:p text:style-name="P3">Enter Foo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4" draw:layer="layout" svg:width="4.064cm" svg:height="4.064cm" svg:x="10.906cm" svg:y="7.477cm">
          <text:p text:style-name="P3">Calculate B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9.255cm" svg:y1="7.223cm" svg:x2="10.906cm" svg:y2="8.493cm">
          <text:p/>
        </draw:line>
        <draw:line draw:style-name="gr8" draw:text-style-name="P5" draw:layer="layout" svg:x1="11.541cm" svg:y1="6.588cm" svg:x2="12.049cm" svg:y2="7.858cm">
          <text:p/>
        </draw:line>
        <draw:line draw:style-name="gr10" draw:text-style-name="P5" draw:layer="layout" svg:x1="9.89cm" svg:y1="10.144cm" svg:x2="10.906cm" svg:y2="10.017cm">
          <text:p/>
        </draw:line>
        <draw:line draw:style-name="gr8" draw:text-style-name="P5" draw:layer="layout" svg:x1="12.938cm" svg:y1="11.668cm" svg:x2="12.684cm" svg:y2="12.811cm">
          <text:p/>
        </draw:line>
        <draw:custom-shape draw:style-name="gr15" draw:text-style-name="P4" draw:layer="layout" svg:width="4.953cm" svg:height="4.953cm" svg:x="9.763cm" svg:y="12.811cm">
          <text:p text:style-name="P3">Return Results </text:p>
          <text:p text:style-name="P3">and/or</text:p>
          <text:p text:style-name="P3">Prompt ri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7" draw:layer="layout" svg:width="3.121cm" svg:height="2.384cm" svg:x="0.165cm" svg:y="4.966cm">
          <draw:text-box>
            <text:p text:style-name="P3">Return Multiple*</text:p>
          </draw:text-box>
        </draw:frame>
        <draw:custom-shape draw:style-name="gr26" draw:text-style-name="P4" draw:layer="layout" svg:width="2.794cm" svg:height="2.667cm" svg:x="18.399cm" svg:y="8.747cm">
          <text:p text:style-name="P3"><text:span text:style-name="T2">Locatio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8" draw:text-style-name="P5" draw:layer="layout" svg:x1="14.843cm" svg:y1="14.716cm" svg:x2="18.018cm" svg:y2="13.319cm">
          <text:p/>
        </draw:line>
        <draw:line draw:style-name="gr8" draw:text-style-name="P5" draw:layer="layout" svg:x1="18.526cm" svg:y1="10.652cm" svg:x2="13.954cm" svg:y2="13.319cm">
          <text:p/>
        </draw:line>
        <draw:custom-shape draw:style-name="gr22" draw:text-style-name="P4" draw:layer="layout" svg:width="3.175cm" svg:height="2.921cm" svg:x="18.091cm" svg:y="11.668cm">
          <text:p text:style-name="P3"><text:span text:style-name="T2">Ride</text:span></text:p>
          <text:p text:style-name="P3"><text:span text:style-name="T2">Services</text:span></text:p>
          <text:p text:style-name="P3"><text:span text:style-name="T2">(ex. Lyft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7" draw:text-style-name="P4" draw:layer="layout" svg:width="3.048cm" svg:height="2.921cm" svg:x="6.588cm" svg:y="12.43cm">
          <text:p text:style-name="P3">Favorite</text:p>
          <text:p text:style-name="P3">Drin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9.636cm" svg:y1="12.684cm" svg:x2="11.287cm" svg:y2="11.16cm">
          <text:p/>
        </draw:line>
        <draw:custom-shape draw:style-name="gr23" draw:text-style-name="P4" draw:layer="layout" svg:width="3.048cm" svg:height="3.048cm" svg:x="4.937cm" svg:y="16.494cm">
          <text:p text:style-name="P3">Select</text:p>
          <text:p text:style-name="P3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5.953cm" svg:y1="16.24cm" svg:x2="6.08cm" svg:y2="8.112cm">
          <text:p/>
        </draw:line>
        <draw:line draw:style-name="gr8" draw:text-style-name="P5" draw:layer="layout" svg:x1="7.223cm" svg:y1="16.494cm" svg:x2="7.858cm" svg:y2="15.478cm">
          <text:p/>
        </draw:line>
        <draw:line draw:style-name="gr10" draw:text-style-name="P5" draw:layer="layout" svg:x1="6.207cm" svg:y1="16.24cm" svg:x2="6.588cm" svg:y2="11.033cm">
          <text:p/>
        </draw:line>
        <draw:frame draw:style-name="gr1" draw:text-style-name="P1" draw:layer="layout" svg:width="3.159cm" svg:height="3.806cm" svg:x="0.619cm" svg:y="12.557cm">
          <draw:text-box>
            <text:p>*Multiple Stored Users</text:p>
            <text:p/>
          </draw:text-box>
        </draw:frame>
      </draw:page>
      <draw:page draw:name="page4" draw:style-name="dp1" draw:master-page-name="Default">
        <draw:path draw:style-name="gr13" draw:text-style-name="P6" draw:layer="layout" svg:width="3.175cm" svg:height="3.883cm" svg:x="0.126cm" svg:y="6.587cm" svg:viewBox="0 0 3176 3884" svg:d="M1588 0c292 0 541 67 794 213s435 328 581 581 213 502 213 794-67 541-213 794-328 435-581 581-502 213-794 213-541-67-794-213-435-328-581-581-213-502-213-794 67-541 213-794 328-435 581-581 502-213 794-213zM1073 829c27 0 50 11 74 37 23 25 40 56 53 100 14 44 20 87 20 137s-6 93-20 137c-13 44-30 75-53 100-24 26-47 37-74 37s-50-11-73-37c-24-25-41-56-54-100-14-44-20-87-20-137s6-93 20-137c13-44 30-75 54-100 23-26 46-37 73-37zM2100 829c27 0 50 11 74 37 23 25 40 56 53 100 14 44 20 87 20 137s-6 93-20 137c-13 44-30 75-53 100-24 26-47 37-74 37s-50-11-73-37c-24-25-41-56-54-100-14-44-20-87-20-137s6-93 20-137c13-44 30-75 54-100 23-26 46-37 73-37zM717 2134c560 590 1183 590 1743 0zM1114 3884c-36 0-67-6-94-19s-47-32-62-57-22-54-22-89v-278h59v273c0 40 10 70 31 91 20 21 49 31 87 31 40 0 70-11 92-32s33-53 33-94v-269h59v273c0 35-8 66-23 91-15 26-36 45-63 59-28 13-60 20-97 20zM1639 3785c0 32-12 56-36 73-24 18-58 26-101 26-41 0-74-7-96-20-23-14-38-36-44-65l49-9c5 18 15 31 29 39 15 9 36 13 62 13 29 0 49-5 63-13 13-9 19-22 19-39 0-14-4-24-13-33-9-8-24-15-44-20l-40-11c-32-8-55-16-69-24-13-8-24-18-32-29-7-11-11-25-11-42 0-30 11-54 33-70s53-24 95-24c37 0 66 7 88 20s36 34 42 62l-51 7c-3-15-11-27-25-35-13-8-31-12-54-12-25 0-44 4-56 12s-18 19-18 35c0 9 3 17 8 23s12 12 22 16c9 4 30 10 61 18 30 7 51 14 64 21 13 6 23 13 31 21 7 7 13 16 17 26s7 21 7 34zM1748 3722c0 38 8 68 23 89 16 21 40 31 70 31 24 0 44-5 58-14 15-10 25-22 30-37l49 14c-20 53-66 79-137 79-49 0-87-15-113-44-26-30-39-74-39-132 0-55 13-98 39-127 26-30 63-45 111-45 99 0 148 60 148 179v7zM1929 3679c-3-35-12-61-27-77s-36-24-64-24c-27 0-48 9-64 27s-25 43-26 74zM2057 3878v-257c0-24-1-50-2-78h53c2 38 2 60 2 68h2c8-29 19-48 30-59 12-10 28-16 49-16 8 0 15 1 23 3v52c-8-2-17-4-30-4-23 0-41 10-53 30s-18 49-18 86v175z">
          <text:p/>
        </draw:path>
        <draw:custom-shape draw:style-name="gr2" draw:text-style-name="P2" draw:layer="layout" svg:width="10.795cm" svg:height="18.542cm" svg:x="4.556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001cm" svg:x="12.444cm" svg:y="5.6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46cm" svg:height="9.534cm" draw:transform="rotate (-0.0043633231299858) translate (16.381cm 6.079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5" draw:text-style-name="P4" draw:layer="layout" svg:width="2.032cm" svg:height="1.651cm" svg:x="16.889cm" svg:y="6.7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" draw:layer="layout" svg:width="2.921cm" svg:height="0.839cm" svg:x="16.889cm" svg:y="7.095cm">
            <draw:text-box>
              <text:p><text:span text:style-name="T2">Iphone</text:span></text:p>
            </draw:text-box>
          </draw:frame>
        </draw:g>
        <draw:custom-shape draw:style-name="gr16" draw:text-style-name="P4" draw:layer="layout" svg:width="3.554cm" svg:height="3.429cm" svg:x="5.588cm" svg:y="4.809cm">
          <text:p text:style-name="P3">View List</text:p>
          <text:p text:style-name="P3">Of Drin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3.413cm" svg:y1="7.604cm" svg:x2="5.318cm" svg:y2="6.969cm">
          <text:p/>
        </draw:line>
        <draw:custom-shape draw:style-name="gr17" draw:text-style-name="P4" draw:layer="layout" svg:width="3.554cm" svg:height="3.175cm" svg:x="9.892cm" svg:y="4.048cm">
          <text:p text:style-name="P3">Use stored</text:p>
          <text:p text:style-name="P3">Dat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4" draw:layer="layout" svg:width="4.064cm" svg:height="4.064cm" svg:x="10.922cm" svg:y="7.476cm">
          <text:p text:style-name="P3">Calculate B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9.271cm" svg:y1="7.222cm" svg:x2="10.922cm" svg:y2="8.492cm">
          <text:p/>
        </draw:line>
        <draw:line draw:style-name="gr8" draw:text-style-name="P5" draw:layer="layout" svg:x1="11.795cm" svg:y1="6.588cm" svg:x2="12.303cm" svg:y2="7.858cm">
          <text:p/>
        </draw:line>
        <draw:line draw:style-name="gr8" draw:text-style-name="P5" draw:layer="layout" svg:x1="12.811cm" svg:y1="11.668cm" svg:x2="12.811cm" svg:y2="12.811cm">
          <text:p/>
        </draw:line>
        <draw:custom-shape draw:style-name="gr28" draw:text-style-name="P4" draw:layer="layout" svg:width="4.826cm" svg:height="4.826cm" svg:x="10.144cm" svg:y="12.811cm">
          <text:p text:style-name="P3">Return Results </text:p>
          <text:p text:style-name="P3">and/or</text:p>
          <text:p text:style-name="P3">Prompt ri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2.921cm" svg:height="1.673cm" svg:x="0.308cm" svg:y="4.936cm">
          <draw:text-box>
            <text:p text:style-name="P3">Return single</text:p>
          </draw:text-box>
        </draw:frame>
        <draw:custom-shape draw:style-name="gr26" draw:text-style-name="P4" draw:layer="layout" svg:width="2.794cm" svg:height="2.667cm" svg:x="18.415cm" svg:y="8.746cm">
          <text:p text:style-name="P3"><text:span text:style-name="T2">Locatio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8" draw:text-style-name="P5" draw:layer="layout" svg:x1="14.97cm" svg:y1="14.208cm" svg:x2="18.034cm" svg:y2="13.318cm">
          <text:p/>
        </draw:line>
        <draw:line draw:style-name="gr8" draw:text-style-name="P5" draw:layer="layout" svg:x1="18.542cm" svg:y1="10.651cm" svg:x2="14.208cm" svg:y2="13.319cm">
          <text:p/>
        </draw:line>
        <draw:custom-shape draw:style-name="gr22" draw:text-style-name="P4" draw:layer="layout" svg:width="3.175cm" svg:height="2.921cm" svg:x="18.107cm" svg:y="11.667cm">
          <text:p text:style-name="P3"><text:span text:style-name="T2">Ride</text:span></text:p>
          <text:p text:style-name="P3"><text:span text:style-name="T2">Services</text:span></text:p>
          <text:p text:style-name="P3"><text:span text:style-name="T2">(ex. Lyft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4" draw:layer="layout" svg:width="4.826cm" svg:height="4.572cm" svg:x="5.572cm" svg:y="9.001cm">
          <text:p text:style-name="P3">Message</text:p>
          <text:p text:style-name="P3"><text:s/>ICE Contac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3.159cm" svg:y1="9.255cm" svg:x2="5.445cm" svg:y2="10.525cm">
          <text:p/>
        </draw:line>
        <draw:frame draw:style-name="gr20" draw:text-style-name="P1" draw:layer="layout" svg:width="1.778cm" svg:height="1.016cm" svg:x="1cm" svg:y="10.525cm">
          <draw:text-box>
            <text:p>Alt</text:p>
          </draw:text-box>
        </draw:frame>
        <draw:line draw:style-name="gr8" draw:text-style-name="P5" draw:layer="layout" svg:x1="10.144cm" svg:y1="6.588cm" svg:x2="9.128cm" svg:y2="9.001cm">
          <text:p/>
        </draw:line>
      </draw:page>
      <draw:page draw:name="page5" draw:style-name="dp1" draw:master-page-name="Default">
        <draw:path draw:style-name="gr13" draw:text-style-name="P6" draw:layer="layout" svg:width="3.175cm" svg:height="3.883cm" svg:x="0.142cm" svg:y="6.586cm" svg:viewBox="0 0 3176 3884" svg:d="M1588 0c292 0 541 67 794 213s435 328 581 581 213 502 213 794-67 541-213 794-328 435-581 581-502 213-794 213-541-67-794-213-435-328-581-581-213-502-213-794 67-541 213-794 328-435 581-581 502-213 794-213zM1073 829c27 0 50 11 74 37 23 25 40 56 53 100 14 44 20 87 20 137s-6 93-20 137c-13 44-30 75-53 100-24 26-47 37-74 37s-50-11-73-37c-24-25-41-56-54-100-14-44-20-87-20-137s6-93 20-137c13-44 30-75 54-100 23-26 46-37 73-37zM2100 829c27 0 50 11 74 37 23 25 40 56 53 100 14 44 20 87 20 137s-6 93-20 137c-13 44-30 75-53 100-24 26-47 37-74 37s-50-11-73-37c-24-25-41-56-54-100-14-44-20-87-20-137s6-93 20-137c13-44 30-75 54-100 23-26 46-37 73-37zM717 2134c560 590 1183 590 1743 0zM1114 3884c-36 0-67-6-94-19s-47-32-62-57-22-54-22-89v-278h59v273c0 40 10 70 31 91 20 21 49 31 87 31 40 0 70-11 92-32s33-53 33-94v-269h59v273c0 35-8 66-23 91-15 26-36 45-63 59-28 13-60 20-97 20zM1639 3785c0 32-12 56-36 73-24 18-58 26-101 26-41 0-74-7-96-20-23-14-38-36-44-65l49-9c5 18 15 31 29 39 15 9 36 13 62 13 29 0 49-5 63-13 13-9 19-22 19-39 0-14-4-24-13-33-9-8-24-15-44-20l-40-11c-32-8-55-16-69-24-13-8-24-18-32-29-7-11-11-25-11-42 0-30 11-54 33-70s53-24 95-24c37 0 66 7 88 20s36 34 42 62l-51 7c-3-15-11-27-25-35-13-8-31-12-54-12-25 0-44 4-56 12s-18 19-18 35c0 9 3 17 8 23s12 12 22 16c9 4 30 10 61 18 30 7 51 14 64 21 13 6 23 13 31 21 7 7 13 16 17 26s7 21 7 34zM1748 3722c0 38 8 68 23 89 16 21 40 31 70 31 24 0 44-5 58-14 15-10 25-22 30-37l49 14c-20 53-66 79-137 79-49 0-87-15-113-44-26-30-39-74-39-132 0-55 13-98 39-127 26-30 63-45 111-45 99 0 148 60 148 179v7zM1929 3679c-3-35-12-61-27-77s-36-24-64-24c-27 0-48 9-64 27s-25 43-26 74zM2057 3878v-257c0-24-1-50-2-78h53c2 38 2 60 2 68h2c8-29 19-48 30-59 12-10 28-16 49-16 8 0 15 1 23 3v52c-8-2-17-4-30-4-23 0-41 10-53 30s-18 49-18 86v175z">
          <text:p/>
        </draw:path>
        <draw:custom-shape draw:style-name="gr2" draw:text-style-name="P2" draw:layer="layout" svg:width="10.795cm" svg:height="18.542cm" svg:x="4.572cm" svg:y="4.0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001cm" svg:x="12.46cm" svg:y="5.6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46cm" svg:height="9.534cm" draw:transform="rotate (-0.0043633231299858) translate (16.397cm 6.078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5" draw:text-style-name="P4" draw:layer="layout" svg:width="2.032cm" svg:height="1.651cm" svg:x="16.905cm" svg:y="6.7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" draw:layer="layout" svg:width="2.921cm" svg:height="0.839cm" svg:x="16.905cm" svg:y="7.094cm">
            <draw:text-box>
              <text:p><text:span text:style-name="T2">Iphone</text:span></text:p>
            </draw:text-box>
          </draw:frame>
        </draw:g>
        <draw:custom-shape draw:style-name="gr16" draw:text-style-name="P4" draw:layer="layout" svg:width="3.554cm" svg:height="3.429cm" svg:x="5.447cm" svg:y="5.191cm">
          <text:p text:style-name="P3">View List</text:p>
          <text:p text:style-name="P3">Of Past</text:p>
          <text:p text:style-name="P3">Drin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3.429cm" svg:y1="7.603cm" svg:x2="5.334cm" svg:y2="6.968cm">
          <text:p/>
        </draw:line>
        <draw:custom-shape draw:style-name="gr17" draw:text-style-name="P4" draw:layer="layout" svg:width="3.554cm" svg:height="3.175cm" svg:x="11.416cm" svg:y="4.302cm">
          <text:p text:style-name="P3">Use stored</text:p>
          <text:p text:style-name="P3">Dat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7" draw:layer="layout" svg:width="2.921cm" svg:height="1.673cm" svg:x="0.324cm" svg:y="4.935cm">
          <draw:text-box>
            <text:p text:style-name="P3">Return single</text:p>
          </draw:text-box>
        </draw:frame>
        <draw:custom-shape draw:style-name="gr26" draw:text-style-name="P4" draw:layer="layout" svg:width="2.794cm" svg:height="2.667cm" svg:x="18.431cm" svg:y="8.745cm">
          <text:p text:style-name="P3"><text:span text:style-name="T2">Contact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2" draw:text-style-name="P4" draw:layer="layout" svg:width="3.175cm" svg:height="2.921cm" svg:x="18.123cm" svg:y="11.666cm">
          <text:p text:style-name="P3"><text:span text:style-name="T2">Ride</text:span></text:p>
          <text:p text:style-name="P3"><text:span text:style-name="T2">Services</text:span></text:p>
          <text:p text:style-name="P3"><text:span text:style-name="T2">(ex. Lyft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9" draw:text-style-name="P4" draw:layer="layout" svg:width="4.048cm" svg:height="3.811cm" svg:x="5.461cm" svg:y="9.381cm">
          <text:p text:style-name="P3">Add to List</text:p>
          <text:p text:style-name="P3">Of Drin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3.175cm" svg:y1="9.254cm" svg:x2="5.461cm" svg:y2="10.524cm">
          <text:p/>
        </draw:line>
        <draw:frame draw:style-name="gr25" draw:text-style-name="P7" draw:layer="layout" svg:width="2.54cm" svg:height="2.384cm" svg:x="0.492cm" svg:y="10.524cm">
          <draw:text-box>
            <text:p text:style-name="P3">Data</text:p>
            <text:p text:style-name="P3">Check</text:p>
          </draw:text-box>
        </draw:frame>
        <draw:custom-shape draw:style-name="gr29" draw:text-style-name="P4" draw:layer="layout" svg:width="4.048cm" svg:height="3.811cm" svg:x="5.572cm" svg:y="13.446cm">
          <text:p text:style-name="P3">Add to List</text:p>
          <text:p text:style-name="P3">Of Foo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3" draw:layer="layout" svg:x1="9.128cm" svg:y1="10.017cm" svg:x2="11.541cm" svg:y2="6.969cm">
          <text:p/>
        </draw:line>
        <draw:line draw:style-name="gr8" draw:text-style-name="P5" draw:layer="layout" svg:x1="2.778cm" svg:y1="9.636cm" svg:x2="5.572cm" svg:y2="14.335cm">
          <text:p/>
        </draw:line>
        <draw:line draw:style-name="gr30" draw:text-style-name="P3" draw:layer="layout" svg:x1="9.255cm" svg:y1="13.827cm" svg:x2="12.049cm" svg:y2="7.35cm">
          <text:p/>
        </draw:line>
        <draw:custom-shape draw:style-name="gr31" draw:text-style-name="P4" draw:layer="layout" svg:width="4.302cm" svg:height="3.937cm" svg:x="5.064cm" svg:y="17.51cm">
          <text:p text:style-name="P3">Set up</text:p>
          <text:p text:style-name="P3">Ice Contac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2.524cm" svg:y1="9.763cm" svg:x2="5.699cm" svg:y2="17.891cm">
          <text:p/>
        </draw:line>
        <draw:line draw:style-name="gr8" draw:text-style-name="P5" draw:layer="layout" svg:x1="18.526cm" svg:y1="10.906cm" svg:x2="9.128cm" svg:y2="18.018cm">
          <text:p/>
        </draw:line>
        <draw:custom-shape draw:style-name="gr32" draw:text-style-name="P4" draw:layer="layout" svg:width="2.54cm" svg:height="2.795cm" svg:x="12.684cm" svg:y="8.112cm">
          <text:p text:style-name="P3">Set Up </text:p>
          <text:p text:style-name="P3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3.54cm" svg:y1="8.366cm" svg:x2="12.557cm" svg:y2="9.636cm">
          <text:p/>
        </draw:line>
      </draw:page>
      <draw:page draw:name="page6" draw:style-name="dp1" draw:master-page-name="Default">
        <draw:custom-shape draw:style-name="gr2" draw:text-style-name="P2" draw:layer="layout" svg:width="10.795cm" svg:height="18.542cm" svg:x="4.597cm" svg:y="4.0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001cm" svg:x="12.485cm" svg:y="5.6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3.708cm" svg:height="3.683cm" svg:x="5.318cm" svg:y="4.937cm">
          <text:p text:style-name="P3">View Data</text:p>
          <text:p text:style-name="P3">About</text:p>
          <text:p text:style-name="P3">Drin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3.286cm" svg:y1="7.477cm" svg:x2="5.359cm" svg:y2="6.968cm">
          <text:p/>
        </draw:line>
        <draw:frame draw:style-name="gr20" draw:text-style-name="P7" draw:layer="layout" svg:width="2.921cm" svg:height="1.673cm" svg:x="0.349cm" svg:y="4.935cm">
          <draw:text-box>
            <text:p text:style-name="P3">Return single</text:p>
          </draw:text-box>
        </draw:frame>
        <draw:custom-shape draw:style-name="gr29" draw:text-style-name="P4" draw:layer="layout" svg:width="4.048cm" svg:height="3.811cm" svg:x="6.35cm" svg:y="8.874cm">
          <text:p text:style-name="P3">Info About</text:p>
          <text:p text:style-name="P3">Body Typ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3.286cm" svg:y1="9.128cm" svg:x2="6.207cm" svg:y2="9.89cm">
          <text:p/>
        </draw:line>
        <draw:frame draw:style-name="gr25" draw:text-style-name="P7" draw:layer="layout" svg:width="2.54cm" svg:height="2.384cm" svg:x="0.517cm" svg:y="10.524cm">
          <draw:text-box>
            <text:p text:style-name="P3">info</text:p>
          </draw:text-box>
        </draw:frame>
        <draw:custom-shape draw:style-name="gr29" draw:text-style-name="P4" draw:layer="layout" svg:width="4.048cm" svg:height="3.811cm" svg:x="5.842cm" svg:y="13.064cm">
          <text:p text:style-name="P3">Comparison</text:p>
          <text:p text:style-name="P3">Of Drin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2.803cm" svg:y1="9.636cm" svg:x2="6.207cm" svg:y2="13.446cm">
          <text:p/>
        </draw:line>
        <draw:custom-shape draw:style-name="gr34" draw:text-style-name="P4" draw:layer="layout" svg:width="4.302cm" svg:height="4.191cm" svg:x="5.334cm" svg:y="17.129cm">
          <text:p text:style-name="P3">Share </text:p>
          <text:p text:style-name="P3">Location</text:p>
          <text:p text:style-name="P3">With 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2.549cm" svg:y1="9.763cm" svg:x2="5.953cm" svg:y2="17.51cm">
          <text:p/>
        </draw:line>
        <draw:path draw:style-name="gr13" draw:text-style-name="P6" draw:layer="layout" svg:width="3.175cm" svg:height="3.883cm" svg:x="0.142cm" svg:y="6.586cm" svg:viewBox="0 0 3176 3884" svg:d="M1588 0c292 0 541 67 794 213s435 328 581 581 213 502 213 794-67 541-213 794-328 435-581 581-502 213-794 213-541-67-794-213-435-328-581-581-213-502-213-794 67-541 213-794 328-435 581-581 502-213 794-213zM1073 829c27 0 50 11 74 37 23 25 40 56 53 100 14 44 20 87 20 137s-6 93-20 137c-13 44-30 75-53 100-24 26-47 37-74 37s-50-11-73-37c-24-25-41-56-54-100-14-44-20-87-20-137s6-93 20-137c13-44 30-75 54-100 23-26 46-37 73-37zM2100 829c27 0 50 11 74 37 23 25 40 56 53 100 14 44 20 87 20 137s-6 93-20 137c-13 44-30 75-53 100-24 26-47 37-74 37s-50-11-73-37c-24-25-41-56-54-100-14-44-20-87-20-137s6-93 20-137c13-44 30-75 54-100 23-26 46-37 73-37zM717 2134c560 590 1183 590 1743 0zM1114 3884c-36 0-67-6-94-19s-47-32-62-57-22-54-22-89v-278h59v273c0 40 10 70 31 91 20 21 49 31 87 31 40 0 70-11 92-32s33-53 33-94v-269h59v273c0 35-8 66-23 91-15 26-36 45-63 59-28 13-60 20-97 20zM1639 3785c0 32-12 56-36 73-24 18-58 26-101 26-41 0-74-7-96-20-23-14-38-36-44-65l49-9c5 18 15 31 29 39 15 9 36 13 62 13 29 0 49-5 63-13 13-9 19-22 19-39 0-14-4-24-13-33-9-8-24-15-44-20l-40-11c-32-8-55-16-69-24-13-8-24-18-32-29-7-11-11-25-11-42 0-30 11-54 33-70s53-24 95-24c37 0 66 7 88 20s36 34 42 62l-51 7c-3-15-11-27-25-35-13-8-31-12-54-12-25 0-44 4-56 12s-18 19-18 35c0 9 3 17 8 23s12 12 22 16c9 4 30 10 61 18 30 7 51 14 64 21 13 6 23 13 31 21 7 7 13 16 17 26s7 21 7 34zM1748 3722c0 38 8 68 23 89 16 21 40 31 70 31 24 0 44-5 58-14 15-10 25-22 30-37l49 14c-20 53-66 79-137 79-49 0-87-15-113-44-26-30-39-74-39-132 0-55 13-98 39-127 26-30 63-45 111-45 99 0 148 60 148 179v7zM1929 3679c-3-35-12-61-27-77s-36-24-64-24c-27 0-48 9-64 27s-25 43-26 74zM2057 3878v-257c0-24-1-50-2-78h53c2 38 2 60 2 68h2c8-29 19-48 30-59 12-10 28-16 49-16 8 0 15 1 23 3v52c-8-2-17-4-30-4-23 0-41 10-53 30s-18 49-18 86v17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17:30:27.909555806</meta:creation-date>
    <dc:date>2019-11-12T18:56:38.274008975</dc:date>
    <meta:editing-duration>PT9M14S</meta:editing-duration>
    <meta:editing-cycles>2</meta:editing-cycles>
    <meta:generator>LibreOffice/6.2.3.2$MacOSX_X86_64 LibreOffice_project/aecc05fe267cc68dde00352a451aa867b3b546ac</meta:generator>
    <meta:document-statistic meta:object-count="140"/>
  </office:meta>
</office:document-meta>
</file>